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8.89cm" svg:y1="0.001cm" svg:x2="8.89cm" svg:y2="17.781cm">
          <text:p/>
        </draw:line>
        <draw:line draw:style-name="gr2" draw:text-style-name="P1" draw:layer="layout" svg:x1="0cm" svg:y1="8.89cm" svg:x2="17.78cm" svg:y2="8.8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6:22:27.441296118</meta:creation-date>
    <dc:date>2022-01-27T16:28:47.461761238</dc:date>
    <meta:editing-duration>PT6M20S</meta:editing-duration>
    <meta:editing-cycles>1</meta:editing-cycles>
    <meta:document-statistic meta:object-count="2"/>
    <meta:generator>LibreOffice/6.4.7.2$Linux_X86_64 LibreOffice_project/40$Build-2</meta:generator>
  </office:meta>
</office:document-meta>
</file>